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fo:font-size="11pt" style:font-size-asian="11pt" style:font-size-complex="11pt"/>
    </style:style>
    <style:style style:name="P4" style:family="paragraph" style:parent-style-name="Normal">
      <style:paragraph-properties fo:text-align="justify" style:justify-single-word="false"/>
      <style:text-properties fo:font-size="10pt" fo:font-weight="bold" style:font-size-asian="10pt" style:font-weight-asian="bold" style:font-size-complex="10pt"/>
    </style:style>
    <style:style style:name="P5" style:family="paragraph" style:parent-style-name="Normal">
      <style:paragraph-properties fo:text-align="justify" style:justify-single-word="false"/>
      <style:text-properties fo:font-size="11pt" style:font-size-asian="11pt" style:font-size-complex="11pt"/>
    </style:style>
    <style:style style:name="P6" style:family="paragraph" style:parent-style-name="Normal">
      <style:paragraph-properties fo:text-align="justify" style:justify-single-word="false"/>
    </style:style>
    <style:style style:name="P7" style:family="paragraph" style:parent-style-name="Normal" style:list-style-name="L1">
      <style:paragraph-properties fo:text-align="justify" style:justify-single-word="false"/>
      <style:text-properties fo:font-size="10pt" style:font-size-asian="10pt" style:font-size-complex="10pt"/>
    </style:style>
    <style:style style:name="P8" style:family="paragraph" style:parent-style-name="Standard" style:master-page-name="MP0">
      <style:paragraph-properties fo:text-align="justify" style:justify-single-word="false" style:page-number="auto" fo:break-before="page"/>
    </style:style>
    <style:style style:name="P9" style:family="paragraph" style:parent-style-name="Standard" style:list-style-name="L1"/>
    <style:style style:name="T1" style:family="text">
      <style:text-properties fo:font-size="11pt" style:font-size-asian="11pt" style:font-size-complex="11pt"/>
    </style:style>
    <style:style style:name="T2" style:family="text">
      <style:text-properties style:text-position="super 64%"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mated software testing -or unit testing- refers to the methodology or practice of testing certain areas -units- of code in a project. The benefit of unit testing is many fold: not only does it help identify changes in the code that break the existing functionality, but it also encourages a modular design -essential for reuse and maintainability- and provides concrete examples of the functionality provided by a specific unit. When it comes to Graphical User Interfaces (GUIs), one of the most widely used techniques is the Model-View-Presenter (MVP) design pattern (and derivations), which decouples presentation logic and business logic -often referred to as “separation of concerns”- allowing the automated testing of user interfaces. In Mantid, an increasing number of user interfaces now make use of this approach, which has proven to be the most effective way of ensuring maintainability and reducing the fragility of user interfaces to code changes.</text:p>
      <text:p text:style-name="Standard"/>
      <text:p text:style-name="Standard">On the other hand, several technique areas are now asking for similar functionality when it comes to data reduction, and 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text:p>
      <text:p text:style-name="Standard"/>
      <text:p text:style-name="Standard"/>
      <text:p text:style-name="Standard"/>
      <text:p text:style-name="P1">Alternative:</text:p>
      <text:p text:style-name="Standard"/>
      <text:p text:style-name="P2"><text:span text:style-name="Default_20_Paragraph_20_Font"><text:span text:style-name="T1">The Mantid</text:span></text:span><text:span text:style-name="Default_20_Paragraph_20_Font"><text:span text:style-name="T2">[1]</text:span></text:span><text:span text:style-name="Default_20_Paragraph_20_Font"><text:span text:style-name="T1"> project was implemented with a long term f</text:span></text:span><text:span text:style-name="Default_20_Paragraph_20_Font"><text:span text:style-name="T1">uture in mind, and the need to maintain quality and robustness while continuing to develop the framework has been a cornerstone of the project. <text:s/>As such we have developed a comprehensive and robust automated testing framework of many thousands of unit test</text:span></text:span><text:span text:style-name="Default_20_Paragraph_20_Font"><text:span text:style-name="T1">s covering all aspects of the underlying framework, and algorithms. <text:s/>This is supplemented by hundreds of automated system tests that verify full workflow on real data volumes to ensure unanticipated changes to results are spotted before any change is accep</text:span></text:span><text:span text:style-name="Default_20_Paragraph_20_Font"><text:span text:style-name="T1">ted. <text:s/>This has provided a solid testing assurance on the framework while minimising the developer effort needed through automation using CTest and Jenkins. <text:s/>However the graphical user interfaces have historically been hard to test, needing specialised comm</text:span></text:span><text:span text:style-name="Default_20_Paragraph_20_Font"><text:span text:style-name="T1">ercial testing frameworks with scripts that can often be fragile to further development changes. <text:s/>In the past manual testing has been the solution in these areas, however this is both expensive in a large project when testing must be repeated with each rel</text:span></text:span><text:span text:style-name="Default_20_Paragraph_20_Font"><text:span text:style-name="T1">ease, and prone to missing errors. <text:s/>Indeed, the user interface has been the site of the majority of bugs found after release in Mantid for many years.</text:span></text:span></text:p>
      <text:p text:style-name="P3"/>
      <text:p text:style-name="P3">Recently we have begun to build new interfaces using the Model-View-Presenter (MVP) design pattern, which decouples presentation logic and business logic -often referred to as “separation of concerns”- allowing the automated testing of the presentation logic, as well as the Business logic. <text:s/>The interfaces we have built this way, along with their suite of unit tests, have rapidly shown themselves to be much more robust and reliable, even while under significant development.</text:p>
      <text:p text:style-name="P3"/>
      <text:p text:style-name="P3">Indeed this design pattern can be applied at a lower level, recently several technique areas have requested an enhanced batch processing capability within their user interfaces. <text:s/>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 across all the interfaces that use it.</text:p>
      <text:p text:style-name="P3"/>
      <text:p text:style-name="Standard"/>
      <text:p text:style-name="P4">References</text:p>
      <text:list xml:id="list4154602883864606192" text:style-name="L1">
        <text:list-item>
          <text:p text:style-name="P7">www.mantidproject.org</text:p>
        </text:list-item>
        <text:list-item>
          <text:p text:style-name="P9"/>
        </text:list-item>
      </text:list>
      <text:p text:style-name="Standard"/>
      <text:p text:style-name="Standard"/>
      <text:p text:style-name="Standard"><text:soft-page-break/></text:p>
      <text:p text:style-name="Standard">Alternative (Owen's)</text:p>
      <text:p text:style-name="Standard"/>
      <text:p text:style-name="Standard">From it's inception, software quality has been at the forefront of concerns in the Mantid, a scientific framework for reduction of neutron scattering data. A layered approach to automated testing has proved invaluable to ensuring that core aspects of the application are thoroughly exercised and validated. </text:p>
      <text:p text:style-name="Standard"/>
      <text:p text:style-name="Standard">Graphical user interfaces (GUIs) provide an important front-end to many of Mantid's users, however the traditional approaches to generating such interfaces often introduce long-term problems into frameworks of this type. Advancements in frameworks for developing GUIs, allow generation of customised interfaces in very short timescales, yet, rapid initial progress normally results in loss of maintainability, testability, reliability, and overall quality. Future enhancements or often prohibitively slow, and lead to instability if no attention is paid to an overarching design. </text:p>
      <text:p text:style-name="Standard"/>
      <text:p text:style-name="P2"><text:span text:style-name="Default_20_Paragraph_20_Font"><text:span text:style-name="T1">In the past manual testing has been the solution in these areas, however this is both expensive in a large project when testing must be repeated with each release, and prone to missing errors. <text:s/>Indeed, the user interface has been the site of the majority of bugs found after release in Mantid for many years.</text:span></text:span></text:p>
      <text:p text:style-name="Standard"/>
      <text:p text:style-name="Standard">Recently, Mantid user interfaces have been built using <text:span text:style-name="T1">the Model-View-Presenter (MVP) design pattern, which originates from a family of designs, in which, view and presentation logic are entirely separated. The presentation logic is naturally made available for unit testing, and we can therefore automate our testing scenarios, provide wide test coverage, and test at speeds unobtainable via GUI testing frameworks. Test driven development complements MVP approaches, and we find that applications prove to be much more robust and reliable, even while under significant development.</text:span></text:p>
      <text:p text:style-name="Standard"><text:span text:style-name="T1"/></text:p>
      <text:p text:style-name="P3">Indeed this design pattern can be applied at a lower level, recently several technique areas have requested an enhanced batch processing capability within their user interfaces. <text:s/>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 across all the interfaces that use it.</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Batang" svg:font-family="Batang"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mment_20_Text" style:display-name="Comment Text" style:family="paragraph" style:parent-style-name="Normal">
      <style:paragraph-properties fo:orphans="2" fo:widows="2" fo:hyphenation-ladder-count="no-limit" style:vertical-align="auto"/>
      <style:text-properties style:font-name="Times New Roman" style:letter-kerning="false" style:font-name-asian="Batang" style:language-asian="ko" style:country-asian="KR"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style:letter-kerning="false" style:font-name-asian="Batang" style:language-asian="ko" style:country-asian="KR" style:font-name-complex="Times New Roman" style:language-complex="ar" style:country-complex="SA"/>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initial-creator>Draper, Nick (-,RAL,ISIS)</meta:initial-creator>
    <meta:creation-date>2016-06-15T18:14:00Z</meta:creation-date>
    <dc:date>2016-06-28T08:47:07</dc:date>
    <meta:editing-cycles>3</meta:editing-cycles>
    <meta:editing-duration>PT18H13M25S</meta:editing-duration>
    <meta:document-statistic meta:table-count="0" meta:image-count="0" meta:object-count="0" meta:page-count="2" meta:paragraph-count="14" meta:word-count="1026" meta:character-count="6752"/>
    <meta:template xlink:type="simple" xlink:actuate="onRequest" xlink:title="" xlink:href="Normal.dotm"/>
  </office:meta>
</office:document-meta>
</file>